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472e0" officeooo:paragraph-rsid="000472e0"/>
    </style:style>
    <style:style style:name="P2" style:family="paragraph" style:parent-style-name="Standard">
      <style:paragraph-properties fo:text-align="start" style:justify-single-word="false"/>
      <style:text-properties officeooo:rsid="000472e0" officeooo:paragraph-rsid="000472e0"/>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472e0" officeooo:paragraph-rsid="000472e0" style:font-weight-asian="bold" style:font-weight-complex="bold"/>
    </style:style>
    <style:style style:name="P4"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0472e0" officeooo:paragraph-rsid="000472e0"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58fd" officeooo:paragraph-rsid="000558fd" style:font-weight-asian="bold" style:font-weight-complex="bold"/>
    </style:style>
    <style:style style:name="P6"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0558fd" officeooo:paragraph-rsid="000558fd"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0472e0" officeooo:paragraph-rsid="000472e0"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558fd" officeooo:paragraph-rsid="000558fd"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8f9e1" officeooo:paragraph-rsid="0008f9e1"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position="super 58%" style:text-underline-style="none"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fo:padding="0.0193in" fo:border="0.06pt solid #000000" draw:ole-draw-aspect="1"/>
    </style:style>
    <style:style style:name="fr2"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ffrey Corey</text:p>
      <text:p text:style-name="P1">CS475 Project 3</text:p>
      <text:p text:style-name="P2"/>
      <text:p text:style-name="P3">Testing Environment:</text:p>
      <text:list xml:id="list5762559061689503307" text:style-name="L1">
        <text:list-item>
          <text:p text:style-name="P4"><text:span text:style-name="T1">Personal Laptop:</text:span></text:p>
          <text:list>
            <text:list-item>
              <text:p text:style-name="P4"><text:span text:style-name="T1">Core i3-2330m @ Cores, 4 Threads</text:span></text:p>
            </text:list-item>
            <text:list-item>
              <text:p text:style-name="P4"><text:span text:style-name="T1">Ubuntu 14.04 with Unity</text:span></text:p>
            </text:list-item>
            <text:list-item>
              <text:p text:style-name="P6"><text:span text:style-name="T1">In order to allow the system to “settle down”, I added a sleep 2 command before the execution of each process.</text:span></text:p>
            </text:list-item>
          </text:list>
        </text:list-item>
      </text:list>
      <text:p text:style-name="P3"/>
      <text:p text:style-name="P3">Test Results:</text:p>
      <text:p text:style-name="P3"><draw:frame draw:style-name="fr1" draw:name="Object1" text:anchor-type="paragraph" svg:x="-0.4862in" svg:y="0.1098in" svg:width="7.6402in" svg:height="3.5772in" draw:z-index="1"><draw:object xlink:href="./Object 1" xlink:type="simple" xlink:show="embed" xlink:actuate="onLoad"/><draw:image xlink:href="./ObjectReplacements/Object 1" xlink:type="simple" xlink:show="embed" xlink:actuate="onLoad"/></draw:frame></text:p>
      <text:p text:style-name="P3"/>
      <text:p text:style-name="P3"><draw:frame draw:style-name="fr2" draw:name="Object2" text:anchor-type="paragraph" svg:width="6.8299in" svg:height="9.0154in" draw:z-index="0"><draw:object xlink:href="./Object 2" xlink:type="simple" xlink:show="embed" xlink:actuate="onLoad"/><draw:image xlink:href="./ObjectReplacements/Object 2" xlink:type="simple" xlink:show="embed" xlink:actuate="onLoad"/></draw:frame><text:soft-page-break/>Note:<text:span text:style-name="T1"> I don't know why the graph dropped the x-axis values. In my excel sheet version, the x-axis numbers are there. The range is [0-20].</text:span></text:p>
      <text:p text:style-name="P3"><text:soft-page-break/></text:p>
      <text:p text:style-name="P3">Patterns:</text:p>
      <text:p text:style-name="P7">From the data gathered, there does not seem to be much of a performance difference as the NUM padding increases but rather the performance seems to stay mostly constant overall. The difference seems to be dependent upon the number of threads used.</text:p>
      <text:p text:style-name="P7"/>
      <text:p text:style-name="P8">One noticeable anomaly is when NUM=3 in Fix 2. The results are very sporadic. This is most likely due to the architecture of the CPU in my laptop and having a single thread be idle for general OS use that can cause unneeded pre-emption on the working threads.</text:p>
      <text:p text:style-name="P8"/>
      <text:p text:style-name="P8">A noticeable pattern is that the MFLOPS of Fix 2 are consistently higher than the MFLOPS for Fix 1 when compared to the same thread counts.</text:p>
      <text:p text:style-name="P8"/>
      <text:p text:style-name="P9">Another interesting note is that 2 Threads with Fix 2 out performed 4 Threads with Fix 2. This could be due to the architecture of my CPU in that it has 2 physical cores and each core has Hyper-threading which presents to the system as 2 “virtual” cores. This hyper-threading can effect the outcome of benchmarks like this with the actual components that the physical cores has (like the number of FPUs the core has).</text:p>
      <text:p text:style-name="P7"/>
      <text:p text:style-name="P5">Theory:</text:p>
      <text:p text:style-name="P5"><text:span text:style-name="T1">One reason the difference in NUM padding might not be noticeable is that I have noticed that using Ubuntu Unity on my laptop instead of a different Desktop Environment, the background usage tends to be relatively noisy. This causes more pre-emption scheduling than in other environments and can effect the outcome of this test.</text:span></text:p>
      <text:p text:style-name="P5"/>
      <text:p text:style-name="P5"><text:span text:style-name="T1">Another issue is that I change the the sum variable to be volatile so that the compiler did not optimize out the for loop since the end result of the loop is not used. Without this, there was a large anomaly for NUM=1 and NUMT=1 where the MFLOPS was somewhere in the range of 800 TFLOPS. Another way to fix the compiler optimization is to change the optimization level from -O{2,3} to -O0. However, this caused the timing of the 2</text:span><text:span text:style-name="T2">nd</text:span><text:span text:style-name="T1"> fix to go from roughly 1.6s (with the volatile keyword) to over 16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5T19:09:40.774479377</meta:creation-date>
    <dc:date>2014-05-05T19:40:09.698134666</dc:date>
    <meta:editing-duration>PT14M36S</meta:editing-duration>
    <meta:editing-cycles>4</meta:editing-cycles>
    <meta:generator>LibreOffice/4.2.3.3$Linux_X86_64 LibreOffice_project/420m0$Build-3</meta:generator>
    <meta:document-statistic meta:table-count="0" meta:image-count="0" meta:object-count="2" meta:page-count="3" meta:paragraph-count="17" meta:word-count="412" meta:character-count="2290" meta:non-whitespace-character-count="18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89in"/>
    </style:style>
    <style:style style:name="co3" style:family="table-column">
      <style:table-column-properties fo:break-before="auto" style:column-width="1.3472in"/>
    </style:style>
    <style:style style:name="co4" style:family="table-column">
      <style:table-column-properties fo:break-before="auto" style:column-width="1.268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text-position=""/>
    </style:style>
    <style:style style:name="ce11" style:family="table-cell" style:parent-style-name="Default">
      <style:table-cell-properties fo:border-bottom="none" fo:border-left="none" fo:border-right="0.06pt solid #000000" fo:border-top="0.06pt solid #000000"/>
      <style:text-properties style:text-position=""/>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text-position=""/>
    </style:style>
    <style:style style:name="ce13" style:family="table-cell" style:parent-style-name="Default">
      <style:table-cell-properties fo:border-bottom="0.06pt solid #000000" fo:border-left="none" fo:border-right="0.06pt solid #000000" fo:border-top="none"/>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style:text-position=""/>
    </style:style>
    <style:style style:name="ce3" style:family="table-cell" style:parent-style-name="Default">
      <style:table-cell-properties fo:border-bottom="none" fo:border-left="0.06pt solid #000000" fo:border-right="0.06pt solid #000000" fo:border-top="0.06pt solid #000000"/>
      <style:text-properties style:text-position=""/>
    </style:style>
    <style:style style:name="ce4" style:family="table-cell" style:parent-style-name="Default">
      <style:table-cell-properties fo:border-bottom="none" fo:border-left="0.06pt solid #000000" fo:border-right="0.06pt solid #000000" fo:border-top="none"/>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7" style:family="table-cell" style:parent-style-name="Default">
      <style:table-cell-properties fo:border-bottom="0.06pt solid #000000" fo:border-left="0.06pt solid #000000" fo:border-right="none" fo:border-top="none"/>
      <style:text-properties style:text-position=""/>
    </style:style>
    <style:style style:name="ce8" style:family="table-cell" style:parent-style-name="Default">
      <style:table-cell-properties fo:border-bottom="0.06pt solid #000000" fo:border-left="none"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style>
    <style:style style:name="ce20" style:family="table-cell" style:parent-style-name="Default">
      <style:table-cell-properties fo:border-bottom="none" fo:background-color="#000000" fo:border-left="0.06pt solid #000000" fo:border-right="none" fo:border-top="0.06pt solid #000000"/>
    </style:style>
    <style:style style:name="ce2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22" style:family="table-cell" style:parent-style-name="Default">
      <style:table-cell-properties fo:border-bottom="none" fo:border-left="0.06pt solid #000000" fo:border-right="0.06pt solid #000000" fo:border-top="0.06pt solid #000000"/>
    </style:style>
    <style:style style:name="ce23" style:family="table-cell" style:parent-style-name="Default">
      <style:table-cell-properties fo:border-bottom="none" fo:border-left="0.06pt solid #000000" fo:border-right="0.06pt solid #000000" fo:border-top="none"/>
    </style:style>
    <style:style style:name="ce24"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style:style>
    <style:style style:name="ce25" style:family="table-cell" style:parent-style-name="Default">
      <style:table-cell-properties style:text-align-source="fix" style:repeat-content="false" fo:border="0.06pt solid #000000" style:vertical-align="middle"/>
      <style:paragraph-properties fo:text-align="center"/>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table-cell-properties fo:border-bottom="0.06pt solid #000000" fo:border-left="none" fo:border-right="none" fo:border-top="none"/>
    </style:style>
    <style:style style:name="ce28" style:family="table-cell" style:parent-style-name="Default">
      <style:table-cell-properties fo:border-bottom="none" fo:border-left="none" fo:border-right="none" fo:border-top="0.06pt solid #000000"/>
    </style:style>
    <style:style style:name="ce2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style>
    <style:style style:name="ce32" style:family="table-cell" style:parent-style-name="Default">
      <style:table-cell-properties fo:border-bottom="0.06pt solid #000000" fo:border-left="none" fo:border-right="0.06pt solid #000000" fo:border-top="none"/>
    </style:style>
    <style:style style:name="ce33"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4" table:default-cell-style-name="Default"/>
        <table:table-column table:style-name="co3" table:default-cell-style-name="Default"/>
        <table:table-column table:style-name="co4" table:default-cell-style-name="Default"/>
        <table:table-column table:style-name="co3" table:default-cell-style-name="Default"/>
        <table:table-row table:style-name="ro1" table:number-rows-repeated="26">
          <table:table-cell table:number-columns-repeated="9"/>
        </table:table-row>
        <table:table-row table:style-name="ro1">
          <table:table-cell table:style-name="ce20"/>
          <table:table-cell table:style-name="ce24" office:value-type="string" calcext:value-type="string" table:number-columns-spanned="8" table:number-rows-spanned="1">
            <text:p>Threads</text:p>
          </table:table-cell>
          <table:covered-table-cell table:number-columns-repeated="2" table:style-name="ce21"/>
          <table:covered-table-cell table:number-columns-repeated="4" table:style-name="ce28"/>
          <table:covered-table-cell table:style-name="ce30"/>
        </table:table-row>
        <table:table-row table:style-name="ro1">
          <table:table-cell table:style-name="ce20"/>
          <table:table-cell table:style-name="ce25" office:value-type="string" calcext:value-type="string" table:number-columns-spanned="1" table:number-rows-spanned="2">
            <text:p>1 Thread, Fix 1</text:p>
          </table:table-cell>
          <table:table-cell table:style-name="ce25" office:value-type="string" calcext:value-type="string" table:number-columns-spanned="1" table:number-rows-spanned="2">
            <text:p>1 Thread, Fix 2</text:p>
          </table:table-cell>
          <table:table-cell table:style-name="ce25" office:value-type="string" calcext:value-type="string" table:number-columns-spanned="1" table:number-rows-spanned="2">
            <text:p>2 Thread, Fix 1</text:p>
          </table:table-cell>
          <table:table-cell table:style-name="ce25" office:value-type="string" calcext:value-type="string" table:number-columns-spanned="1" table:number-rows-spanned="2">
            <text:p>2 Thread, Fix 2</text:p>
          </table:table-cell>
          <table:table-cell table:style-name="ce25" office:value-type="string" calcext:value-type="string" table:number-columns-spanned="1" table:number-rows-spanned="2">
            <text:p>3 Thread, Fix 1</text:p>
          </table:table-cell>
          <table:table-cell table:style-name="ce29" office:value-type="string" calcext:value-type="string" table:number-columns-spanned="1" table:number-rows-spanned="2">
            <text:p>3 Thread, Fix 2</text:p>
          </table:table-cell>
          <table:table-cell table:style-name="ce25" office:value-type="string" calcext:value-type="string" table:number-columns-spanned="1" table:number-rows-spanned="2">
            <text:p>4 Thread, Fix 1</text:p>
          </table:table-cell>
          <table:table-cell table:style-name="ce31" office:value-type="string" calcext:value-type="string" table:number-columns-spanned="1" table:number-rows-spanned="2">
            <text:p>4 Thread, Fix 2</text:p>
          </table:table-cell>
        </table:table-row>
        <table:table-row table:style-name="ro1">
          <table:table-cell table:style-name="ce21" office:value-type="string" calcext:value-type="string">
            <text:p>Padding</text:p>
          </table:table-cell>
          <table:covered-table-cell table:style-name="ce26"/>
          <table:covered-table-cell table:number-columns-repeated="6" table:style-name="ce27"/>
          <table:covered-table-cell table:style-name="ce32"/>
        </table:table-row>
        <table:table-row table:style-name="ro1">
          <table:table-cell table:style-name="ce22" office:value-type="float" office:value="0" calcext:value-type="float">
            <text:p>0</text:p>
          </table:table-cell>
          <table:table-cell office:value-type="float" office:value="730.403769029529" calcext:value-type="float">
            <text:p>730.403769029529</text:p>
          </table:table-cell>
          <table:table-cell office:value-type="float" office:value="2189.81538761375" calcext:value-type="float">
            <text:p>2189.81538761375</text:p>
          </table:table-cell>
          <table:table-cell office:value-type="float" office:value="1459.78688571255" calcext:value-type="float">
            <text:p>1459.78688571255</text:p>
          </table:table-cell>
          <table:table-cell office:value-type="float" office:value="4275.61467305444" calcext:value-type="float">
            <text:p>4275.61467305444</text:p>
          </table:table-cell>
          <table:table-cell office:value-type="float" office:value="1458.75781666259" calcext:value-type="float">
            <text:p>1458.75781666259</text:p>
          </table:table-cell>
          <table:table-cell office:value-type="float" office:value="4028.0148432347" calcext:value-type="float">
            <text:p>4028.0148432347</text:p>
          </table:table-cell>
          <table:table-cell office:value-type="float" office:value="2737.39736470756" calcext:value-type="float">
            <text:p>2737.39736470756</text:p>
          </table:table-cell>
          <table:table-cell table:style-name="ce33" office:value-type="float" office:value="4210.35346969966" calcext:value-type="float">
            <text:p>4210.35346969966</text:p>
          </table:table-cell>
        </table:table-row>
        <table:table-row table:style-name="ro1">
          <table:table-cell table:style-name="ce23" office:value-type="float" office:value="1" calcext:value-type="float">
            <text:p>1</text:p>
          </table:table-cell>
          <table:table-cell office:value-type="float" office:value="730.177106282572" calcext:value-type="float">
            <text:p>730.177106282572</text:p>
          </table:table-cell>
          <table:table-cell office:value-type="float" office:value="2186.29890204069" calcext:value-type="float">
            <text:p>2186.29890204069</text:p>
          </table:table-cell>
          <table:table-cell office:value-type="float" office:value="1459.87212980015" calcext:value-type="float">
            <text:p>1459.87212980015</text:p>
          </table:table-cell>
          <table:table-cell office:value-type="float" office:value="4311.02771667495" calcext:value-type="float">
            <text:p>4311.02771667495</text:p>
          </table:table-cell>
          <table:table-cell office:value-type="float" office:value="1459.96644267132" calcext:value-type="float">
            <text:p>1459.96644267132</text:p>
          </table:table-cell>
          <table:table-cell office:value-type="float" office:value="2920.2430518292" calcext:value-type="float">
            <text:p>2920.2430518292</text:p>
          </table:table-cell>
          <table:table-cell office:value-type="float" office:value="2789.41000491634" calcext:value-type="float">
            <text:p>2789.41000491634</text:p>
          </table:table-cell>
          <table:table-cell table:style-name="ce33" office:value-type="float" office:value="4186.68863282636" calcext:value-type="float">
            <text:p>4186.68863282636</text:p>
          </table:table-cell>
        </table:table-row>
        <table:table-row table:style-name="ro1">
          <table:table-cell table:style-name="ce23" office:value-type="float" office:value="2" calcext:value-type="float">
            <text:p>2</text:p>
          </table:table-cell>
          <table:table-cell office:value-type="float" office:value="730.577327774614" calcext:value-type="float">
            <text:p>730.577327774614</text:p>
          </table:table-cell>
          <table:table-cell office:value-type="float" office:value="2157.4786841106" calcext:value-type="float">
            <text:p>2157.4786841106</text:p>
          </table:table-cell>
          <table:table-cell office:value-type="float" office:value="1301.95407031528" calcext:value-type="float">
            <text:p>1301.95407031528</text:p>
          </table:table-cell>
          <table:table-cell office:value-type="float" office:value="4314.45471764051" calcext:value-type="float">
            <text:p>4314.45471764051</text:p>
          </table:table-cell>
          <table:table-cell office:value-type="float" office:value="1456.66689123615" calcext:value-type="float">
            <text:p>1456.66689123615</text:p>
          </table:table-cell>
          <table:table-cell office:value-type="float" office:value="4233.31939865698" calcext:value-type="float">
            <text:p>4233.31939865698</text:p>
          </table:table-cell>
          <table:table-cell office:value-type="float" office:value="2647.20792362276" calcext:value-type="float">
            <text:p>2647.20792362276</text:p>
          </table:table-cell>
          <table:table-cell table:style-name="ce33" office:value-type="float" office:value="4213.25828115915" calcext:value-type="float">
            <text:p>4213.25828115915</text:p>
          </table:table-cell>
        </table:table-row>
        <table:table-row table:style-name="ro1">
          <table:table-cell table:style-name="ce23" office:value-type="float" office:value="3" calcext:value-type="float">
            <text:p>3</text:p>
          </table:table-cell>
          <table:table-cell office:value-type="float" office:value="730.478732020407" calcext:value-type="float">
            <text:p>730.478732020407</text:p>
          </table:table-cell>
          <table:table-cell office:value-type="float" office:value="2190.49653080112" calcext:value-type="float">
            <text:p>2190.49653080112</text:p>
          </table:table-cell>
          <table:table-cell office:value-type="float" office:value="1460.44672144315" calcext:value-type="float">
            <text:p>1460.44672144315</text:p>
          </table:table-cell>
          <table:table-cell office:value-type="float" office:value="4294.41200374043" calcext:value-type="float">
            <text:p>4294.41200374043</text:p>
          </table:table-cell>
          <table:table-cell office:value-type="float" office:value="1459.84868668363" calcext:value-type="float">
            <text:p>1459.84868668363</text:p>
          </table:table-cell>
          <table:table-cell office:value-type="float" office:value="3175.87100247162" calcext:value-type="float">
            <text:p>3175.87100247162</text:p>
          </table:table-cell>
          <table:table-cell office:value-type="float" office:value="2661.34220802248" calcext:value-type="float">
            <text:p>2661.34220802248</text:p>
          </table:table-cell>
          <table:table-cell table:style-name="ce33" office:value-type="float" office:value="4225.60505382365" calcext:value-type="float">
            <text:p>4225.60505382365</text:p>
          </table:table-cell>
        </table:table-row>
        <table:table-row table:style-name="ro1">
          <table:table-cell table:style-name="ce23" office:value-type="float" office:value="4" calcext:value-type="float">
            <text:p>4</text:p>
          </table:table-cell>
          <table:table-cell office:value-type="float" office:value="730.114465520618" calcext:value-type="float">
            <text:p>730.114465520618</text:p>
          </table:table-cell>
          <table:table-cell office:value-type="float" office:value="2190.38497658752" calcext:value-type="float">
            <text:p>2190.38497658752</text:p>
          </table:table-cell>
          <table:table-cell office:value-type="float" office:value="1415.60599438358" calcext:value-type="float">
            <text:p>1415.60599438358</text:p>
          </table:table-cell>
          <table:table-cell office:value-type="float" office:value="4315.75812765149" calcext:value-type="float">
            <text:p>4315.75812765149</text:p>
          </table:table-cell>
          <table:table-cell office:value-type="float" office:value="1456.23203601262" calcext:value-type="float">
            <text:p>1456.23203601262</text:p>
          </table:table-cell>
          <table:table-cell office:value-type="float" office:value="3795.82629919272" calcext:value-type="float">
            <text:p>3795.82629919272</text:p>
          </table:table-cell>
          <table:table-cell office:value-type="float" office:value="2658.84434659897" calcext:value-type="float">
            <text:p>2658.84434659897</text:p>
          </table:table-cell>
          <table:table-cell table:style-name="ce33" office:value-type="float" office:value="4204.73705676816" calcext:value-type="float">
            <text:p>4204.73705676816</text:p>
          </table:table-cell>
        </table:table-row>
        <table:table-row table:style-name="ro1">
          <table:table-cell table:style-name="ce23" office:value-type="float" office:value="5" calcext:value-type="float">
            <text:p>5</text:p>
          </table:table-cell>
          <table:table-cell office:value-type="float" office:value="730.470994914278" calcext:value-type="float">
            <text:p>730.470994914278</text:p>
          </table:table-cell>
          <table:table-cell office:value-type="float" office:value="2190.93566098338" calcext:value-type="float">
            <text:p>2190.93566098338</text:p>
          </table:table-cell>
          <table:table-cell office:value-type="float" office:value="1460.29423468535" calcext:value-type="float">
            <text:p>1460.29423468535</text:p>
          </table:table-cell>
          <table:table-cell office:value-type="float" office:value="4279.63567461502" calcext:value-type="float">
            <text:p>4279.63567461502</text:p>
          </table:table-cell>
          <table:table-cell office:value-type="float" office:value="1457.64626569247" calcext:value-type="float">
            <text:p>1457.64626569247</text:p>
          </table:table-cell>
          <table:table-cell office:value-type="float" office:value="4149.92431575529" calcext:value-type="float">
            <text:p>4149.92431575529</text:p>
          </table:table-cell>
          <table:table-cell office:value-type="float" office:value="2633.84544068185" calcext:value-type="float">
            <text:p>2633.84544068185</text:p>
          </table:table-cell>
          <table:table-cell table:style-name="ce33" office:value-type="float" office:value="4192.03722529056" calcext:value-type="float">
            <text:p>4192.03722529056</text:p>
          </table:table-cell>
        </table:table-row>
        <table:table-row table:style-name="ro1">
          <table:table-cell table:style-name="ce23" office:value-type="float" office:value="6" calcext:value-type="float">
            <text:p>6</text:p>
          </table:table-cell>
          <table:table-cell office:value-type="float" office:value="730.905994525514" calcext:value-type="float">
            <text:p>730.905994525514</text:p>
          </table:table-cell>
          <table:table-cell office:value-type="float" office:value="2156.08898394846" calcext:value-type="float">
            <text:p>2156.08898394846</text:p>
          </table:table-cell>
          <table:table-cell office:value-type="float" office:value="1456.9220918196" calcext:value-type="float">
            <text:p>1456.9220918196</text:p>
          </table:table-cell>
          <table:table-cell office:value-type="float" office:value="4306.65076076986" calcext:value-type="float">
            <text:p>4306.65076076986</text:p>
          </table:table-cell>
          <table:table-cell office:value-type="float" office:value="1459.87745788619" calcext:value-type="float">
            <text:p>1459.87745788619</text:p>
          </table:table-cell>
          <table:table-cell office:value-type="float" office:value="3095.04097060485" calcext:value-type="float">
            <text:p>3095.04097060485</text:p>
          </table:table-cell>
          <table:table-cell office:value-type="float" office:value="2612.88649490422" calcext:value-type="float">
            <text:p>2612.88649490422</text:p>
          </table:table-cell>
          <table:table-cell table:style-name="ce33" office:value-type="float" office:value="4218.25237803978" calcext:value-type="float">
            <text:p>4218.25237803978</text:p>
          </table:table-cell>
        </table:table-row>
        <table:table-row table:style-name="ro1">
          <table:table-cell table:style-name="ce23" office:value-type="float" office:value="7" calcext:value-type="float">
            <text:p>7</text:p>
          </table:table-cell>
          <table:table-cell office:value-type="float" office:value="730.712389776603" calcext:value-type="float">
            <text:p>730.712389776603</text:p>
          </table:table-cell>
          <table:table-cell office:value-type="float" office:value="2186.90014012563" calcext:value-type="float">
            <text:p>2186.90014012563</text:p>
          </table:table-cell>
          <table:table-cell office:value-type="float" office:value="1460.48511473571" calcext:value-type="float">
            <text:p>1460.48511473571</text:p>
          </table:table-cell>
          <table:table-cell office:value-type="float" office:value="4265.44731746018" calcext:value-type="float">
            <text:p>4265.44731746018</text:p>
          </table:table-cell>
          <table:table-cell office:value-type="float" office:value="1454.0235922598" calcext:value-type="float">
            <text:p>1454.0235922598</text:p>
          </table:table-cell>
          <table:table-cell office:value-type="float" office:value="2922.68618241654" calcext:value-type="float">
            <text:p>2922.68618241654</text:p>
          </table:table-cell>
          <table:table-cell office:value-type="float" office:value="2555.44354194697" calcext:value-type="float">
            <text:p>2555.44354194697</text:p>
          </table:table-cell>
          <table:table-cell table:style-name="ce33" office:value-type="float" office:value="4191.33002427828" calcext:value-type="float">
            <text:p>4191.33002427828</text:p>
          </table:table-cell>
        </table:table-row>
        <table:table-row table:style-name="ro1">
          <table:table-cell table:style-name="ce23" office:value-type="float" office:value="8" calcext:value-type="float">
            <text:p>8</text:p>
          </table:table-cell>
          <table:table-cell office:value-type="float" office:value="730.592006008389" calcext:value-type="float">
            <text:p>730.592006008389</text:p>
          </table:table-cell>
          <table:table-cell office:value-type="float" office:value="2155.08300571582" calcext:value-type="float">
            <text:p>2155.08300571582</text:p>
          </table:table-cell>
          <table:table-cell office:value-type="float" office:value="1460.28890355668" calcext:value-type="float">
            <text:p>1460.28890355668</text:p>
          </table:table-cell>
          <table:table-cell office:value-type="float" office:value="4299.04131378703" calcext:value-type="float">
            <text:p>4299.04131378703</text:p>
          </table:table-cell>
          <table:table-cell office:value-type="float" office:value="1459.77729637567" calcext:value-type="float">
            <text:p>1459.77729637567</text:p>
          </table:table-cell>
          <table:table-cell office:value-type="float" office:value="3423.95691292621" calcext:value-type="float">
            <text:p>3423.95691292621</text:p>
          </table:table-cell>
          <table:table-cell office:value-type="float" office:value="2730.52453376294" calcext:value-type="float">
            <text:p>2730.52453376294</text:p>
          </table:table-cell>
          <table:table-cell table:style-name="ce33" office:value-type="float" office:value="4206.84643222613" calcext:value-type="float">
            <text:p>4206.84643222613</text:p>
          </table:table-cell>
        </table:table-row>
        <table:table-row table:style-name="ro1">
          <table:table-cell table:style-name="ce23" office:value-type="float" office:value="9" calcext:value-type="float">
            <text:p>9</text:p>
          </table:table-cell>
          <table:table-cell office:value-type="float" office:value="730.057032055344" calcext:value-type="float">
            <text:p>730.057032055344</text:p>
          </table:table-cell>
          <table:table-cell office:value-type="float" office:value="2190.73287134428" calcext:value-type="float">
            <text:p>2190.73287134428</text:p>
          </table:table-cell>
          <table:table-cell office:value-type="float" office:value="1460.5149775811" calcext:value-type="float">
            <text:p>1460.5149775811</text:p>
          </table:table-cell>
          <table:table-cell office:value-type="float" office:value="4313.81261229394" calcext:value-type="float">
            <text:p>4313.81261229394</text:p>
          </table:table-cell>
          <table:table-cell office:value-type="float" office:value="1460.2633146809" calcext:value-type="float">
            <text:p>1460.2633146809</text:p>
          </table:table-cell>
          <table:table-cell office:value-type="float" office:value="2967.60781875632" calcext:value-type="float">
            <text:p>2967.60781875632</text:p>
          </table:table-cell>
          <table:table-cell office:value-type="float" office:value="2658.1923494566" calcext:value-type="float">
            <text:p>2658.1923494566</text:p>
          </table:table-cell>
          <table:table-cell table:style-name="ce33" office:value-type="float" office:value="4265.41547812642" calcext:value-type="float">
            <text:p>4265.41547812642</text:p>
          </table:table-cell>
        </table:table-row>
        <table:table-row table:style-name="ro1">
          <table:table-cell table:style-name="ce23" office:value-type="float" office:value="10" calcext:value-type="float">
            <text:p>10</text:p>
          </table:table-cell>
          <table:table-cell office:value-type="float" office:value="730.441915532793" calcext:value-type="float">
            <text:p>730.441915532793</text:p>
          </table:table-cell>
          <table:table-cell office:value-type="float" office:value="2166.6430141471" calcext:value-type="float">
            <text:p>2166.6430141471</text:p>
          </table:table-cell>
          <table:table-cell office:value-type="float" office:value="1412.98669001863" calcext:value-type="float">
            <text:p>1412.98669001863</text:p>
          </table:table-cell>
          <table:table-cell office:value-type="float" office:value="4288.65661048169" calcext:value-type="float">
            <text:p>4288.65661048169</text:p>
          </table:table-cell>
          <table:table-cell office:value-type="float" office:value="1459.8167200108" calcext:value-type="float">
            <text:p>1459.8167200108</text:p>
          </table:table-cell>
          <table:table-cell office:value-type="float" office:value="3982.42952095355" calcext:value-type="float">
            <text:p>3982.42952095355</text:p>
          </table:table-cell>
          <table:table-cell office:value-type="float" office:value="2742.14888497371" calcext:value-type="float">
            <text:p>2742.14888497371</text:p>
          </table:table-cell>
          <table:table-cell table:style-name="ce33" office:value-type="float" office:value="4208.66121434606" calcext:value-type="float">
            <text:p>4208.66121434606</text:p>
          </table:table-cell>
        </table:table-row>
        <table:table-row table:style-name="ro1">
          <table:table-cell table:style-name="ce23" office:value-type="float" office:value="11" calcext:value-type="float">
            <text:p>11</text:p>
          </table:table-cell>
          <table:table-cell office:value-type="float" office:value="730.420574340654" calcext:value-type="float">
            <text:p>730.420574340654</text:p>
          </table:table-cell>
          <table:table-cell office:value-type="float" office:value="2176.69661257031" calcext:value-type="float">
            <text:p>2176.69661257031</text:p>
          </table:table-cell>
          <table:table-cell office:value-type="float" office:value="1443.96408572526" calcext:value-type="float">
            <text:p>1443.96408572526</text:p>
          </table:table-cell>
          <table:table-cell office:value-type="float" office:value="4310.74896030124" calcext:value-type="float">
            <text:p>4310.74896030124</text:p>
          </table:table-cell>
          <table:table-cell office:value-type="float" office:value="1458.01500005832" calcext:value-type="float">
            <text:p>1458.01500005832</text:p>
          </table:table-cell>
          <table:table-cell office:value-type="float" office:value="3439.77428201161" calcext:value-type="float">
            <text:p>3439.77428201161</text:p>
          </table:table-cell>
          <table:table-cell office:value-type="float" office:value="2718.71741787095" calcext:value-type="float">
            <text:p>2718.71741787095</text:p>
          </table:table-cell>
          <table:table-cell table:style-name="ce33" office:value-type="float" office:value="4183.57965901734" calcext:value-type="float">
            <text:p>4183.57965901734</text:p>
          </table:table-cell>
        </table:table-row>
        <table:table-row table:style-name="ro1">
          <table:table-cell table:style-name="ce23" office:value-type="float" office:value="12" calcext:value-type="float">
            <text:p>12</text:p>
          </table:table-cell>
          <table:table-cell office:value-type="float" office:value="730.500476834186" calcext:value-type="float">
            <text:p>730.500476834186</text:p>
          </table:table-cell>
          <table:table-cell office:value-type="float" office:value="2190.1798904253" calcext:value-type="float">
            <text:p>2190.1798904253</text:p>
          </table:table-cell>
          <table:table-cell office:value-type="float" office:value="1460.04264784574" calcext:value-type="float">
            <text:p>1460.04264784574</text:p>
          </table:table-cell>
          <table:table-cell office:value-type="float" office:value="4310.44236992432" calcext:value-type="float">
            <text:p>4310.44236992432</text:p>
          </table:table-cell>
          <table:table-cell office:value-type="float" office:value="1457.78438640033" calcext:value-type="float">
            <text:p>1457.78438640033</text:p>
          </table:table-cell>
          <table:table-cell office:value-type="float" office:value="2964.30678203749" calcext:value-type="float">
            <text:p>2964.30678203749</text:p>
          </table:table-cell>
          <table:table-cell office:value-type="float" office:value="2699.39958604707" calcext:value-type="float">
            <text:p>2699.39958604707</text:p>
          </table:table-cell>
          <table:table-cell table:style-name="ce33" office:value-type="float" office:value="4199.00336655095" calcext:value-type="float">
            <text:p>4199.00336655095</text:p>
          </table:table-cell>
        </table:table-row>
        <table:table-row table:style-name="ro1">
          <table:table-cell table:style-name="ce23" office:value-type="float" office:value="13" calcext:value-type="float">
            <text:p>13</text:p>
          </table:table-cell>
          <table:table-cell office:value-type="float" office:value="730.754440018306" calcext:value-type="float">
            <text:p>730.754440018306</text:p>
          </table:table-cell>
          <table:table-cell office:value-type="float" office:value="2162.70809982844" calcext:value-type="float">
            <text:p>2162.70809982844</text:p>
          </table:table-cell>
          <table:table-cell office:value-type="float" office:value="1361.96918953299" calcext:value-type="float">
            <text:p>1361.96918953299</text:p>
          </table:table-cell>
          <table:table-cell office:value-type="float" office:value="4304.55130971354" calcext:value-type="float">
            <text:p>4304.55130971354</text:p>
          </table:table-cell>
          <table:table-cell office:value-type="float" office:value="1402.45963370559" calcext:value-type="float">
            <text:p>1402.45963370559</text:p>
          </table:table-cell>
          <table:table-cell office:value-type="float" office:value="2963.94875036216" calcext:value-type="float">
            <text:p>2963.94875036216</text:p>
          </table:table-cell>
          <table:table-cell office:value-type="float" office:value="2639.77266277828" calcext:value-type="float">
            <text:p>2639.77266277828</text:p>
          </table:table-cell>
          <table:table-cell table:style-name="ce33" office:value-type="float" office:value="4163.9514233427" calcext:value-type="float">
            <text:p>4163.9514233427</text:p>
          </table:table-cell>
        </table:table-row>
        <table:table-row table:style-name="ro1">
          <table:table-cell table:style-name="ce23" office:value-type="float" office:value="14" calcext:value-type="float">
            <text:p>14</text:p>
          </table:table-cell>
          <table:table-cell office:value-type="float" office:value="730.729476275223" calcext:value-type="float">
            <text:p>730.729476275223</text:p>
          </table:table-cell>
          <table:table-cell office:value-type="float" office:value="2189.83337010429" calcext:value-type="float">
            <text:p>2189.83337010429</text:p>
          </table:table-cell>
          <table:table-cell office:value-type="float" office:value="1460.36247657031" calcext:value-type="float">
            <text:p>1460.36247657031</text:p>
          </table:table-cell>
          <table:table-cell office:value-type="float" office:value="4307.33711804688" calcext:value-type="float">
            <text:p>4307.33711804688</text:p>
          </table:table-cell>
          <table:table-cell office:value-type="float" office:value="1458.14574895834" calcext:value-type="float">
            <text:p>1458.14574895834</text:p>
          </table:table-cell>
          <table:table-cell office:value-type="float" office:value="3510.17908056124" calcext:value-type="float">
            <text:p>3510.17908056124</text:p>
          </table:table-cell>
          <table:table-cell office:value-type="float" office:value="2758.44376877897" calcext:value-type="float">
            <text:p>2758.44376877897</text:p>
          </table:table-cell>
          <table:table-cell table:style-name="ce33" office:value-type="float" office:value="4167.03996399678" calcext:value-type="float">
            <text:p>4167.03996399678</text:p>
          </table:table-cell>
        </table:table-row>
        <table:table-row table:style-name="ro1">
          <table:table-cell table:style-name="ce23" office:value-type="float" office:value="15" calcext:value-type="float">
            <text:p>15</text:p>
          </table:table-cell>
          <table:table-cell office:value-type="float" office:value="730.415906121104" calcext:value-type="float">
            <text:p>730.415906121104</text:p>
          </table:table-cell>
          <table:table-cell office:value-type="float" office:value="2177.78808597472" calcext:value-type="float">
            <text:p>2177.78808597472</text:p>
          </table:table-cell>
          <table:table-cell office:value-type="float" office:value="1460.45845251283" calcext:value-type="float">
            <text:p>1460.45845251283</text:p>
          </table:table-cell>
          <table:table-cell office:value-type="float" office:value="4303.72228940811" calcext:value-type="float">
            <text:p>4303.72228940811</text:p>
          </table:table-cell>
          <table:table-cell office:value-type="float" office:value="1456.77352343257" calcext:value-type="float">
            <text:p>1456.77352343257</text:p>
          </table:table-cell>
          <table:table-cell office:value-type="float" office:value="3318.24362046925" calcext:value-type="float">
            <text:p>3318.24362046925</text:p>
          </table:table-cell>
          <table:table-cell office:value-type="float" office:value="2713.53484043058" calcext:value-type="float">
            <text:p>2713.53484043058</text:p>
          </table:table-cell>
          <table:table-cell table:style-name="ce33" office:value-type="float" office:value="4177.6722219263" calcext:value-type="float">
            <text:p>4177.6722219263</text:p>
          </table:table-cell>
        </table:table-row>
        <table:table-row table:style-name="ro1">
          <table:table-cell table:style-name="ce23" office:value-type="float" office:value="16" calcext:value-type="float">
            <text:p>16</text:p>
          </table:table-cell>
          <table:table-cell office:value-type="float" office:value="730.302953399916" calcext:value-type="float">
            <text:p>730.302953399916</text:p>
          </table:table-cell>
          <table:table-cell office:value-type="float" office:value="2186.43872314165" calcext:value-type="float">
            <text:p>2186.43872314165</text:p>
          </table:table-cell>
          <table:table-cell office:value-type="float" office:value="1457.39081136954" calcext:value-type="float">
            <text:p>1457.39081136954</text:p>
          </table:table-cell>
          <table:table-cell office:value-type="float" office:value="4311.40874202794" calcext:value-type="float">
            <text:p>4311.40874202794</text:p>
          </table:table-cell>
          <table:table-cell office:value-type="float" office:value="1459.37625529161" calcext:value-type="float">
            <text:p>1459.37625529161</text:p>
          </table:table-cell>
          <table:table-cell office:value-type="float" office:value="2928.39060045185" calcext:value-type="float">
            <text:p>2928.39060045185</text:p>
          </table:table-cell>
          <table:table-cell office:value-type="float" office:value="2686.27468098809" calcext:value-type="float">
            <text:p>2686.27468098809</text:p>
          </table:table-cell>
          <table:table-cell table:style-name="ce33" office:value-type="float" office:value="4172.17306591095" calcext:value-type="float">
            <text:p>4172.17306591095</text:p>
          </table:table-cell>
        </table:table-row>
        <table:table-row table:style-name="ro1">
          <table:table-cell table:style-name="ce23" office:value-type="float" office:value="17" calcext:value-type="float">
            <text:p>17</text:p>
          </table:table-cell>
          <table:table-cell office:value-type="float" office:value="730.67835264912" calcext:value-type="float">
            <text:p>730.67835264912</text:p>
          </table:table-cell>
          <table:table-cell office:value-type="float" office:value="2163.20283812212" calcext:value-type="float">
            <text:p>2163.20283812212</text:p>
          </table:table-cell>
          <table:table-cell office:value-type="float" office:value="1460.27237730518" calcext:value-type="float">
            <text:p>1460.27237730518</text:p>
          </table:table-cell>
          <table:table-cell office:value-type="float" office:value="4284.42130856938" calcext:value-type="float">
            <text:p>4284.42130856938</text:p>
          </table:table-cell>
          <table:table-cell office:value-type="float" office:value="1460.06769603873" calcext:value-type="float">
            <text:p>1460.06769603873</text:p>
          </table:table-cell>
          <table:table-cell office:value-type="float" office:value="2905.63795460522" calcext:value-type="float">
            <text:p>2905.63795460522</text:p>
          </table:table-cell>
          <table:table-cell office:value-type="float" office:value="2740.72094664501" calcext:value-type="float">
            <text:p>2740.72094664501</text:p>
          </table:table-cell>
          <table:table-cell table:style-name="ce33" office:value-type="float" office:value="4217.84761127473" calcext:value-type="float">
            <text:p>4217.84761127473</text:p>
          </table:table-cell>
        </table:table-row>
        <table:table-row table:style-name="ro1">
          <table:table-cell table:style-name="ce23" office:value-type="float" office:value="18" calcext:value-type="float">
            <text:p>18</text:p>
          </table:table-cell>
          <table:table-cell office:value-type="float" office:value="730.584666817776" calcext:value-type="float">
            <text:p>730.584666817776</text:p>
          </table:table-cell>
          <table:table-cell office:value-type="float" office:value="2185.66455403974" calcext:value-type="float">
            <text:p>2185.66455403974</text:p>
          </table:table-cell>
          <table:table-cell office:value-type="float" office:value="1457.86195796692" calcext:value-type="float">
            <text:p>1457.86195796692</text:p>
          </table:table-cell>
          <table:table-cell office:value-type="float" office:value="4291.10421912095" calcext:value-type="float">
            <text:p>4291.10421912095</text:p>
          </table:table-cell>
          <table:table-cell office:value-type="float" office:value="1459.59672072405" calcext:value-type="float">
            <text:p>1459.59672072405</text:p>
          </table:table-cell>
          <table:table-cell office:value-type="float" office:value="3561.96709632895" calcext:value-type="float">
            <text:p>3561.96709632895</text:p>
          </table:table-cell>
          <table:table-cell office:value-type="float" office:value="2751.18868546141" calcext:value-type="float">
            <text:p>2751.18868546141</text:p>
          </table:table-cell>
          <table:table-cell table:style-name="ce33" office:value-type="float" office:value="4133.16222041741" calcext:value-type="float">
            <text:p>4133.16222041741</text:p>
          </table:table-cell>
        </table:table-row>
        <table:table-row table:style-name="ro1">
          <table:table-cell table:style-name="ce23" office:value-type="float" office:value="19" calcext:value-type="float">
            <text:p>19</text:p>
          </table:table-cell>
          <table:table-cell office:value-type="float" office:value="730.661268541215" calcext:value-type="float">
            <text:p>730.661268541215</text:p>
          </table:table-cell>
          <table:table-cell office:value-type="float" office:value="2183.91036795068" calcext:value-type="float">
            <text:p>2183.91036795068</text:p>
          </table:table-cell>
          <table:table-cell office:value-type="float" office:value="1453.64102552921" calcext:value-type="float">
            <text:p>1453.64102552921</text:p>
          </table:table-cell>
          <table:table-cell office:value-type="float" office:value="4307.50874155055" calcext:value-type="float">
            <text:p>4307.50874155055</text:p>
          </table:table-cell>
          <table:table-cell office:value-type="float" office:value="1459.67235464491" calcext:value-type="float">
            <text:p>1459.67235464491</text:p>
          </table:table-cell>
          <table:table-cell office:value-type="float" office:value="2925.46714225011" calcext:value-type="float">
            <text:p>2925.46714225011</text:p>
          </table:table-cell>
          <table:table-cell office:value-type="float" office:value="2650.75155433444" calcext:value-type="float">
            <text:p>2650.75155433444</text:p>
          </table:table-cell>
          <table:table-cell table:style-name="ce33" office:value-type="float" office:value="4191.58037250575" calcext:value-type="float">
            <text:p>4191.5803725057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5">00/00/0000</text:date>, <text:time style:data-style-name="N2" text:time-value="19:11:39.7230670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245cm" svg:height="22.796cm" xlink:href="." xlink:type="simple" chart:class="chart:line" chart:style-name="ch1">
        <chart:title svg:x="6.457cm" svg:y="0.591cm" chart:style-name="ch2">
          <text:p>False-sharing Fixes</text:p>
        </chart:title>
        <chart:legend chart:legend-position="bottom" svg:x="1.452cm" svg:y="21.481cm" style:legend-expansion="wide" chart:style-name="ch3"/>
        <chart:plot-area chart:style-name="ch4" chart:data-source-has-labels="row" svg:x="1.369cm" svg:y="2.793cm" svg:width="15.188cm" svg:height="17.238cm">
          <chartooo:coordinate-region svg:x="2.447cm" svg:y="3.001cm" svg:width="14.11cm" svg:height="16.823cm"/>
          <chart:axis chart:dimension="x" chart:name="primary-x" chart:style-name="ch5">
            <chart:title svg:x="7.916cm" svg:y="20.486cm" chart:style-name="ch6">
              <text:p>NUM Padding</text:p>
            </chart:title>
          </chart:axis>
          <chart:axis chart:dimension="y" chart:name="primary-y" chart:style-name="ch5">
            <chart:title svg:x="0.451cm" svg:y="12.134cm" chart:style-name="ch7">
              <text:p>MFLOPS</text:p>
            </chart:title>
            <chart:grid chart:style-name="ch8" chart:class="major"/>
          </chart:axis>
          <chart:series chart:style-name="ch9" chart:values-cell-range-address="local-table.$B$2:.$B$22" chart:label-cell-address="local-table.$B$1" chart:class="chart:line">
            <chart:data-point chart:repeated="21"/>
          </chart:series>
          <chart:series chart:style-name="ch10" chart:values-cell-range-address="local-table.$C$2:.$C$22" chart:label-cell-address="local-table.$C$1" chart:class="chart:line">
            <chart:data-point chart:repeated="21"/>
          </chart:series>
          <chart:series chart:style-name="ch11" chart:values-cell-range-address="local-table.$D$2:.$D$22" chart:label-cell-address="local-table.$D$1" chart:class="chart:line">
            <chart:data-point chart:repeated="21"/>
          </chart:series>
          <chart:series chart:style-name="ch12" chart:values-cell-range-address="local-table.$E$2:.$E$22" chart:label-cell-address="local-table.$E$1" chart:class="chart:line">
            <chart:data-point chart:repeated="21"/>
          </chart:series>
          <chart:series chart:style-name="ch13" chart:values-cell-range-address="local-table.$F$2:.$F$22" chart:label-cell-address="local-table.$F$1" chart:class="chart:line">
            <chart:data-point chart:repeated="21"/>
          </chart:series>
          <chart:series chart:style-name="ch14" chart:values-cell-range-address="local-table.$G$2:.$G$22" chart:label-cell-address="local-table.$G$1" chart:class="chart:line">
            <chart:data-point chart:repeated="21"/>
          </chart:series>
          <chart:series chart:style-name="ch15" chart:values-cell-range-address="local-table.$H$2:.$H$22" chart:label-cell-address="local-table.$H$1" chart:class="chart:line">
            <chart:data-point chart:repeated="21"/>
          </chart:series>
          <chart:series chart:style-name="ch16" chart:values-cell-range-address="local-table.$I$2:.$I$22" chart:label-cell-address="local-table.$I$1" chart:class="chart:line">
            <chart:data-point chart:repeated="21"/>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 Thread, Fix 1</text:p>
                <text:list>
                  <text:list-item>
                    <text:p>1 Thread, Fix 1</text:p>
                  </text:list-item>
                  <text:list-item>
                    <text:p/>
                  </text:list-item>
                </text:list>
              </table:table-cell>
              <table:table-cell office:value-type="string">
                <text:p>2 Thread, Fix 1</text:p>
                <text:list>
                  <text:list-item>
                    <text:p>2 Thread, Fix 1</text:p>
                  </text:list-item>
                  <text:list-item>
                    <text:p/>
                  </text:list-item>
                </text:list>
              </table:table-cell>
              <table:table-cell office:value-type="string">
                <text:p>3 Thread, Fix 1</text:p>
                <text:list>
                  <text:list-item>
                    <text:p>3 Thread, Fix 1</text:p>
                  </text:list-item>
                  <text:list-item>
                    <text:p/>
                  </text:list-item>
                </text:list>
              </table:table-cell>
              <table:table-cell office:value-type="string">
                <text:p>4 Thread, Fix 1</text:p>
                <text:list>
                  <text:list-item>
                    <text:p>4 Thread, Fix 1</text:p>
                  </text:list-item>
                  <text:list-item>
                    <text:p/>
                  </text:list-item>
                </text:list>
              </table:table-cell>
              <table:table-cell office:value-type="string">
                <text:p>1 Thread, Fix 2</text:p>
                <text:list>
                  <text:list-item>
                    <text:p>1 Thread, Fix 2</text:p>
                  </text:list-item>
                  <text:list-item>
                    <text:p/>
                  </text:list-item>
                </text:list>
              </table:table-cell>
              <table:table-cell office:value-type="string">
                <text:p>2 Thread, Fix 2</text:p>
                <text:list>
                  <text:list-item>
                    <text:p>2 Thread, Fix 2</text:p>
                  </text:list-item>
                  <text:list-item>
                    <text:p/>
                  </text:list-item>
                </text:list>
              </table:table-cell>
              <table:table-cell office:value-type="string">
                <text:p>3 Thread, Fix 2</text:p>
                <text:list>
                  <text:list-item>
                    <text:p>3 Thread, Fix 2</text:p>
                  </text:list-item>
                  <text:list-item>
                    <text:p/>
                  </text:list-item>
                </text:list>
              </table:table-cell>
              <table:table-cell office:value-type="string">
                <text:p>4 Thread, Fix 2</text:p>
                <text:list>
                  <text:list-item>
                    <text:p>4 Thread, Fix 2</text:p>
                  </text:list-item>
                  <text:list-item>
                    <text:p/>
                  </text:list-item>
                </text:list>
              </table:table-cell>
            </table:table-row>
          </table:table-header-rows>
          <table:table-rows>
            <table:table-row>
              <table:table-cell office:value-type="string">
                <text:p>1</text:p>
              </table:table-cell>
              <table:table-cell office:value-type="float" office:value="730.403769029529">
                <text:p>730.403769029529</text:p>
              </table:table-cell>
              <table:table-cell office:value-type="float" office:value="1459.78688571255">
                <text:p>1459.78688571255</text:p>
              </table:table-cell>
              <table:table-cell office:value-type="float" office:value="1458.75781666259">
                <text:p>1458.75781666259</text:p>
              </table:table-cell>
              <table:table-cell office:value-type="float" office:value="2737.39736470756">
                <text:p>2737.39736470756</text:p>
              </table:table-cell>
              <table:table-cell office:value-type="float" office:value="2189.81538761375">
                <text:p>2189.81538761375</text:p>
              </table:table-cell>
              <table:table-cell office:value-type="float" office:value="4275.61467305444">
                <text:p>4275.61467305444</text:p>
              </table:table-cell>
              <table:table-cell office:value-type="float" office:value="4028.0148432347">
                <text:p>4028.0148432347</text:p>
              </table:table-cell>
              <table:table-cell office:value-type="float" office:value="4210.35346969966">
                <text:p>4210.35346969966</text:p>
              </table:table-cell>
            </table:table-row>
            <table:table-row>
              <table:table-cell office:value-type="string">
                <text:p>2</text:p>
              </table:table-cell>
              <table:table-cell office:value-type="float" office:value="730.177106282572">
                <text:p>730.177106282572</text:p>
              </table:table-cell>
              <table:table-cell office:value-type="float" office:value="1459.87212980015">
                <text:p>1459.87212980015</text:p>
              </table:table-cell>
              <table:table-cell office:value-type="float" office:value="1459.96644267132">
                <text:p>1459.96644267132</text:p>
              </table:table-cell>
              <table:table-cell office:value-type="float" office:value="2789.41000491634">
                <text:p>2789.41000491634</text:p>
              </table:table-cell>
              <table:table-cell office:value-type="float" office:value="2186.29890204069">
                <text:p>2186.29890204069</text:p>
              </table:table-cell>
              <table:table-cell office:value-type="float" office:value="4311.02771667495">
                <text:p>4311.02771667495</text:p>
              </table:table-cell>
              <table:table-cell office:value-type="float" office:value="2920.2430518292">
                <text:p>2920.2430518292</text:p>
              </table:table-cell>
              <table:table-cell office:value-type="float" office:value="4186.68863282636">
                <text:p>4186.68863282636</text:p>
              </table:table-cell>
            </table:table-row>
            <table:table-row>
              <table:table-cell office:value-type="string">
                <text:p>3</text:p>
              </table:table-cell>
              <table:table-cell office:value-type="float" office:value="730.577327774614">
                <text:p>730.577327774614</text:p>
              </table:table-cell>
              <table:table-cell office:value-type="float" office:value="1301.95407031528">
                <text:p>1301.95407031528</text:p>
              </table:table-cell>
              <table:table-cell office:value-type="float" office:value="1456.66689123615">
                <text:p>1456.66689123615</text:p>
              </table:table-cell>
              <table:table-cell office:value-type="float" office:value="2647.20792362276">
                <text:p>2647.20792362276</text:p>
              </table:table-cell>
              <table:table-cell office:value-type="float" office:value="2157.4786841106">
                <text:p>2157.4786841106</text:p>
              </table:table-cell>
              <table:table-cell office:value-type="float" office:value="4314.45471764051">
                <text:p>4314.45471764051</text:p>
              </table:table-cell>
              <table:table-cell office:value-type="float" office:value="4233.31939865698">
                <text:p>4233.31939865698</text:p>
              </table:table-cell>
              <table:table-cell office:value-type="float" office:value="4213.25828115915">
                <text:p>4213.25828115915</text:p>
              </table:table-cell>
            </table:table-row>
            <table:table-row>
              <table:table-cell office:value-type="string">
                <text:p>4</text:p>
              </table:table-cell>
              <table:table-cell office:value-type="float" office:value="730.478732020407">
                <text:p>730.478732020407</text:p>
              </table:table-cell>
              <table:table-cell office:value-type="float" office:value="1460.44672144315">
                <text:p>1460.44672144315</text:p>
              </table:table-cell>
              <table:table-cell office:value-type="float" office:value="1459.84868668363">
                <text:p>1459.84868668363</text:p>
              </table:table-cell>
              <table:table-cell office:value-type="float" office:value="2661.34220802248">
                <text:p>2661.34220802248</text:p>
              </table:table-cell>
              <table:table-cell office:value-type="float" office:value="2190.49653080112">
                <text:p>2190.49653080112</text:p>
              </table:table-cell>
              <table:table-cell office:value-type="float" office:value="4294.41200374043">
                <text:p>4294.41200374043</text:p>
              </table:table-cell>
              <table:table-cell office:value-type="float" office:value="3175.87100247162">
                <text:p>3175.87100247162</text:p>
              </table:table-cell>
              <table:table-cell office:value-type="float" office:value="4225.60505382365">
                <text:p>4225.60505382365</text:p>
              </table:table-cell>
            </table:table-row>
            <table:table-row>
              <table:table-cell office:value-type="string">
                <text:p>5</text:p>
              </table:table-cell>
              <table:table-cell office:value-type="float" office:value="730.114465520618">
                <text:p>730.114465520618</text:p>
              </table:table-cell>
              <table:table-cell office:value-type="float" office:value="1415.60599438358">
                <text:p>1415.60599438358</text:p>
              </table:table-cell>
              <table:table-cell office:value-type="float" office:value="1456.23203601262">
                <text:p>1456.23203601262</text:p>
              </table:table-cell>
              <table:table-cell office:value-type="float" office:value="2658.84434659897">
                <text:p>2658.84434659897</text:p>
              </table:table-cell>
              <table:table-cell office:value-type="float" office:value="2190.38497658752">
                <text:p>2190.38497658752</text:p>
              </table:table-cell>
              <table:table-cell office:value-type="float" office:value="4315.75812765149">
                <text:p>4315.75812765149</text:p>
              </table:table-cell>
              <table:table-cell office:value-type="float" office:value="3795.82629919272">
                <text:p>3795.82629919272</text:p>
              </table:table-cell>
              <table:table-cell office:value-type="float" office:value="4204.73705676816">
                <text:p>4204.73705676816</text:p>
              </table:table-cell>
            </table:table-row>
            <table:table-row>
              <table:table-cell office:value-type="string">
                <text:p>6</text:p>
              </table:table-cell>
              <table:table-cell office:value-type="float" office:value="730.470994914278">
                <text:p>730.470994914278</text:p>
              </table:table-cell>
              <table:table-cell office:value-type="float" office:value="1460.29423468535">
                <text:p>1460.29423468535</text:p>
              </table:table-cell>
              <table:table-cell office:value-type="float" office:value="1457.64626569247">
                <text:p>1457.64626569247</text:p>
              </table:table-cell>
              <table:table-cell office:value-type="float" office:value="2633.84544068185">
                <text:p>2633.84544068185</text:p>
              </table:table-cell>
              <table:table-cell office:value-type="float" office:value="2190.93566098338">
                <text:p>2190.93566098338</text:p>
              </table:table-cell>
              <table:table-cell office:value-type="float" office:value="4279.63567461502">
                <text:p>4279.63567461502</text:p>
              </table:table-cell>
              <table:table-cell office:value-type="float" office:value="4149.92431575529">
                <text:p>4149.92431575529</text:p>
              </table:table-cell>
              <table:table-cell office:value-type="float" office:value="4192.03722529056">
                <text:p>4192.03722529056</text:p>
              </table:table-cell>
            </table:table-row>
            <table:table-row>
              <table:table-cell office:value-type="string">
                <text:p>7</text:p>
              </table:table-cell>
              <table:table-cell office:value-type="float" office:value="730.905994525514">
                <text:p>730.905994525514</text:p>
              </table:table-cell>
              <table:table-cell office:value-type="float" office:value="1456.9220918196">
                <text:p>1456.9220918196</text:p>
              </table:table-cell>
              <table:table-cell office:value-type="float" office:value="1459.87745788619">
                <text:p>1459.87745788619</text:p>
              </table:table-cell>
              <table:table-cell office:value-type="float" office:value="2612.88649490422">
                <text:p>2612.88649490422</text:p>
              </table:table-cell>
              <table:table-cell office:value-type="float" office:value="2156.08898394846">
                <text:p>2156.08898394846</text:p>
              </table:table-cell>
              <table:table-cell office:value-type="float" office:value="4306.65076076986">
                <text:p>4306.65076076986</text:p>
              </table:table-cell>
              <table:table-cell office:value-type="float" office:value="3095.04097060485">
                <text:p>3095.04097060485</text:p>
              </table:table-cell>
              <table:table-cell office:value-type="float" office:value="4218.25237803978">
                <text:p>4218.25237803978</text:p>
              </table:table-cell>
            </table:table-row>
            <table:table-row>
              <table:table-cell office:value-type="string">
                <text:p>8</text:p>
              </table:table-cell>
              <table:table-cell office:value-type="float" office:value="730.712389776603">
                <text:p>730.712389776603</text:p>
              </table:table-cell>
              <table:table-cell office:value-type="float" office:value="1460.48511473571">
                <text:p>1460.48511473571</text:p>
              </table:table-cell>
              <table:table-cell office:value-type="float" office:value="1454.0235922598">
                <text:p>1454.0235922598</text:p>
              </table:table-cell>
              <table:table-cell office:value-type="float" office:value="2555.44354194697">
                <text:p>2555.44354194697</text:p>
              </table:table-cell>
              <table:table-cell office:value-type="float" office:value="2186.90014012563">
                <text:p>2186.90014012563</text:p>
              </table:table-cell>
              <table:table-cell office:value-type="float" office:value="4265.44731746018">
                <text:p>4265.44731746018</text:p>
              </table:table-cell>
              <table:table-cell office:value-type="float" office:value="2922.68618241654">
                <text:p>2922.68618241654</text:p>
              </table:table-cell>
              <table:table-cell office:value-type="float" office:value="4191.33002427828">
                <text:p>4191.33002427828</text:p>
              </table:table-cell>
            </table:table-row>
            <table:table-row>
              <table:table-cell office:value-type="string">
                <text:p>9</text:p>
              </table:table-cell>
              <table:table-cell office:value-type="float" office:value="730.592006008389">
                <text:p>730.592006008389</text:p>
              </table:table-cell>
              <table:table-cell office:value-type="float" office:value="1460.28890355668">
                <text:p>1460.28890355668</text:p>
              </table:table-cell>
              <table:table-cell office:value-type="float" office:value="1459.77729637567">
                <text:p>1459.77729637567</text:p>
              </table:table-cell>
              <table:table-cell office:value-type="float" office:value="2730.52453376294">
                <text:p>2730.52453376294</text:p>
              </table:table-cell>
              <table:table-cell office:value-type="float" office:value="2155.08300571582">
                <text:p>2155.08300571582</text:p>
              </table:table-cell>
              <table:table-cell office:value-type="float" office:value="4299.04131378703">
                <text:p>4299.04131378703</text:p>
              </table:table-cell>
              <table:table-cell office:value-type="float" office:value="3423.95691292621">
                <text:p>3423.95691292621</text:p>
              </table:table-cell>
              <table:table-cell office:value-type="float" office:value="4206.84643222613">
                <text:p>4206.84643222613</text:p>
              </table:table-cell>
            </table:table-row>
            <table:table-row>
              <table:table-cell office:value-type="string">
                <text:p>10</text:p>
              </table:table-cell>
              <table:table-cell office:value-type="float" office:value="730.057032055344">
                <text:p>730.057032055344</text:p>
              </table:table-cell>
              <table:table-cell office:value-type="float" office:value="1460.5149775811">
                <text:p>1460.5149775811</text:p>
              </table:table-cell>
              <table:table-cell office:value-type="float" office:value="1460.2633146809">
                <text:p>1460.2633146809</text:p>
              </table:table-cell>
              <table:table-cell office:value-type="float" office:value="2658.1923494566">
                <text:p>2658.1923494566</text:p>
              </table:table-cell>
              <table:table-cell office:value-type="float" office:value="2190.73287134428">
                <text:p>2190.73287134428</text:p>
              </table:table-cell>
              <table:table-cell office:value-type="float" office:value="4313.81261229394">
                <text:p>4313.81261229394</text:p>
              </table:table-cell>
              <table:table-cell office:value-type="float" office:value="2967.60781875632">
                <text:p>2967.60781875632</text:p>
              </table:table-cell>
              <table:table-cell office:value-type="float" office:value="4265.41547812642">
                <text:p>4265.41547812642</text:p>
              </table:table-cell>
            </table:table-row>
            <table:table-row>
              <table:table-cell office:value-type="string">
                <text:p>11</text:p>
              </table:table-cell>
              <table:table-cell office:value-type="float" office:value="730.441915532793">
                <text:p>730.441915532793</text:p>
              </table:table-cell>
              <table:table-cell office:value-type="float" office:value="1412.98669001863">
                <text:p>1412.98669001863</text:p>
              </table:table-cell>
              <table:table-cell office:value-type="float" office:value="1459.8167200108">
                <text:p>1459.8167200108</text:p>
              </table:table-cell>
              <table:table-cell office:value-type="float" office:value="2742.14888497371">
                <text:p>2742.14888497371</text:p>
              </table:table-cell>
              <table:table-cell office:value-type="float" office:value="2166.6430141471">
                <text:p>2166.6430141471</text:p>
              </table:table-cell>
              <table:table-cell office:value-type="float" office:value="4288.65661048169">
                <text:p>4288.65661048169</text:p>
              </table:table-cell>
              <table:table-cell office:value-type="float" office:value="3982.42952095355">
                <text:p>3982.42952095355</text:p>
              </table:table-cell>
              <table:table-cell office:value-type="float" office:value="4208.66121434606">
                <text:p>4208.66121434606</text:p>
              </table:table-cell>
            </table:table-row>
            <table:table-row>
              <table:table-cell office:value-type="string">
                <text:p>12</text:p>
              </table:table-cell>
              <table:table-cell office:value-type="float" office:value="730.420574340654">
                <text:p>730.420574340654</text:p>
              </table:table-cell>
              <table:table-cell office:value-type="float" office:value="1443.96408572526">
                <text:p>1443.96408572526</text:p>
              </table:table-cell>
              <table:table-cell office:value-type="float" office:value="1458.01500005832">
                <text:p>1458.01500005832</text:p>
              </table:table-cell>
              <table:table-cell office:value-type="float" office:value="2718.71741787095">
                <text:p>2718.71741787095</text:p>
              </table:table-cell>
              <table:table-cell office:value-type="float" office:value="2176.69661257031">
                <text:p>2176.69661257031</text:p>
              </table:table-cell>
              <table:table-cell office:value-type="float" office:value="4310.74896030124">
                <text:p>4310.74896030124</text:p>
              </table:table-cell>
              <table:table-cell office:value-type="float" office:value="3439.77428201161">
                <text:p>3439.77428201161</text:p>
              </table:table-cell>
              <table:table-cell office:value-type="float" office:value="4183.57965901734">
                <text:p>4183.57965901734</text:p>
              </table:table-cell>
            </table:table-row>
            <table:table-row>
              <table:table-cell office:value-type="string">
                <text:p>13</text:p>
              </table:table-cell>
              <table:table-cell office:value-type="float" office:value="730.500476834186">
                <text:p>730.500476834186</text:p>
              </table:table-cell>
              <table:table-cell office:value-type="float" office:value="1460.04264784574">
                <text:p>1460.04264784574</text:p>
              </table:table-cell>
              <table:table-cell office:value-type="float" office:value="1457.78438640033">
                <text:p>1457.78438640033</text:p>
              </table:table-cell>
              <table:table-cell office:value-type="float" office:value="2699.39958604707">
                <text:p>2699.39958604707</text:p>
              </table:table-cell>
              <table:table-cell office:value-type="float" office:value="2190.1798904253">
                <text:p>2190.1798904253</text:p>
              </table:table-cell>
              <table:table-cell office:value-type="float" office:value="4310.44236992432">
                <text:p>4310.44236992432</text:p>
              </table:table-cell>
              <table:table-cell office:value-type="float" office:value="2964.30678203749">
                <text:p>2964.30678203749</text:p>
              </table:table-cell>
              <table:table-cell office:value-type="float" office:value="4199.00336655095">
                <text:p>4199.00336655095</text:p>
              </table:table-cell>
            </table:table-row>
            <table:table-row>
              <table:table-cell office:value-type="string">
                <text:p>14</text:p>
              </table:table-cell>
              <table:table-cell office:value-type="float" office:value="730.754440018306">
                <text:p>730.754440018306</text:p>
              </table:table-cell>
              <table:table-cell office:value-type="float" office:value="1361.96918953299">
                <text:p>1361.96918953299</text:p>
              </table:table-cell>
              <table:table-cell office:value-type="float" office:value="1402.45963370559">
                <text:p>1402.45963370559</text:p>
              </table:table-cell>
              <table:table-cell office:value-type="float" office:value="2639.77266277828">
                <text:p>2639.77266277828</text:p>
              </table:table-cell>
              <table:table-cell office:value-type="float" office:value="2162.70809982844">
                <text:p>2162.70809982844</text:p>
              </table:table-cell>
              <table:table-cell office:value-type="float" office:value="4304.55130971354">
                <text:p>4304.55130971354</text:p>
              </table:table-cell>
              <table:table-cell office:value-type="float" office:value="2963.94875036216">
                <text:p>2963.94875036216</text:p>
              </table:table-cell>
              <table:table-cell office:value-type="float" office:value="4163.9514233427">
                <text:p>4163.9514233427</text:p>
              </table:table-cell>
            </table:table-row>
            <table:table-row>
              <table:table-cell office:value-type="string">
                <text:p>15</text:p>
              </table:table-cell>
              <table:table-cell office:value-type="float" office:value="730.729476275223">
                <text:p>730.729476275223</text:p>
              </table:table-cell>
              <table:table-cell office:value-type="float" office:value="1460.36247657031">
                <text:p>1460.36247657031</text:p>
              </table:table-cell>
              <table:table-cell office:value-type="float" office:value="1458.14574895834">
                <text:p>1458.14574895834</text:p>
              </table:table-cell>
              <table:table-cell office:value-type="float" office:value="2758.44376877897">
                <text:p>2758.44376877897</text:p>
              </table:table-cell>
              <table:table-cell office:value-type="float" office:value="2189.83337010429">
                <text:p>2189.83337010429</text:p>
              </table:table-cell>
              <table:table-cell office:value-type="float" office:value="4307.33711804688">
                <text:p>4307.33711804688</text:p>
              </table:table-cell>
              <table:table-cell office:value-type="float" office:value="3510.17908056124">
                <text:p>3510.17908056124</text:p>
              </table:table-cell>
              <table:table-cell office:value-type="float" office:value="4167.03996399678">
                <text:p>4167.03996399678</text:p>
              </table:table-cell>
            </table:table-row>
            <table:table-row>
              <table:table-cell office:value-type="string">
                <text:p>16</text:p>
              </table:table-cell>
              <table:table-cell office:value-type="float" office:value="730.415906121104">
                <text:p>730.415906121104</text:p>
              </table:table-cell>
              <table:table-cell office:value-type="float" office:value="1460.45845251283">
                <text:p>1460.45845251283</text:p>
              </table:table-cell>
              <table:table-cell office:value-type="float" office:value="1456.77352343257">
                <text:p>1456.77352343257</text:p>
              </table:table-cell>
              <table:table-cell office:value-type="float" office:value="2713.53484043058">
                <text:p>2713.53484043058</text:p>
              </table:table-cell>
              <table:table-cell office:value-type="float" office:value="2177.78808597472">
                <text:p>2177.78808597472</text:p>
              </table:table-cell>
              <table:table-cell office:value-type="float" office:value="4303.72228940811">
                <text:p>4303.72228940811</text:p>
              </table:table-cell>
              <table:table-cell office:value-type="float" office:value="3318.24362046925">
                <text:p>3318.24362046925</text:p>
              </table:table-cell>
              <table:table-cell office:value-type="float" office:value="4177.6722219263">
                <text:p>4177.6722219263</text:p>
              </table:table-cell>
            </table:table-row>
            <table:table-row>
              <table:table-cell office:value-type="string">
                <text:p>17</text:p>
              </table:table-cell>
              <table:table-cell office:value-type="float" office:value="730.302953399916">
                <text:p>730.302953399916</text:p>
              </table:table-cell>
              <table:table-cell office:value-type="float" office:value="1457.39081136954">
                <text:p>1457.39081136954</text:p>
              </table:table-cell>
              <table:table-cell office:value-type="float" office:value="1459.37625529161">
                <text:p>1459.37625529161</text:p>
              </table:table-cell>
              <table:table-cell office:value-type="float" office:value="2686.27468098809">
                <text:p>2686.27468098809</text:p>
              </table:table-cell>
              <table:table-cell office:value-type="float" office:value="2186.43872314165">
                <text:p>2186.43872314165</text:p>
              </table:table-cell>
              <table:table-cell office:value-type="float" office:value="4311.40874202794">
                <text:p>4311.40874202794</text:p>
              </table:table-cell>
              <table:table-cell office:value-type="float" office:value="2928.39060045185">
                <text:p>2928.39060045185</text:p>
              </table:table-cell>
              <table:table-cell office:value-type="float" office:value="4172.17306591095">
                <text:p>4172.17306591095</text:p>
              </table:table-cell>
            </table:table-row>
            <table:table-row>
              <table:table-cell office:value-type="string">
                <text:p>18</text:p>
              </table:table-cell>
              <table:table-cell office:value-type="float" office:value="730.67835264912">
                <text:p>730.67835264912</text:p>
              </table:table-cell>
              <table:table-cell office:value-type="float" office:value="1460.27237730518">
                <text:p>1460.27237730518</text:p>
              </table:table-cell>
              <table:table-cell office:value-type="float" office:value="1460.06769603873">
                <text:p>1460.06769603873</text:p>
              </table:table-cell>
              <table:table-cell office:value-type="float" office:value="2740.72094664501">
                <text:p>2740.72094664501</text:p>
              </table:table-cell>
              <table:table-cell office:value-type="float" office:value="2163.20283812212">
                <text:p>2163.20283812212</text:p>
              </table:table-cell>
              <table:table-cell office:value-type="float" office:value="4284.42130856938">
                <text:p>4284.42130856938</text:p>
              </table:table-cell>
              <table:table-cell office:value-type="float" office:value="2905.63795460522">
                <text:p>2905.63795460522</text:p>
              </table:table-cell>
              <table:table-cell office:value-type="float" office:value="4217.84761127473">
                <text:p>4217.84761127473</text:p>
              </table:table-cell>
            </table:table-row>
            <table:table-row>
              <table:table-cell office:value-type="string">
                <text:p>19</text:p>
              </table:table-cell>
              <table:table-cell office:value-type="float" office:value="730.584666817776">
                <text:p>730.584666817776</text:p>
              </table:table-cell>
              <table:table-cell office:value-type="float" office:value="1457.86195796692">
                <text:p>1457.86195796692</text:p>
              </table:table-cell>
              <table:table-cell office:value-type="float" office:value="1459.59672072405">
                <text:p>1459.59672072405</text:p>
              </table:table-cell>
              <table:table-cell office:value-type="float" office:value="2751.18868546141">
                <text:p>2751.18868546141</text:p>
              </table:table-cell>
              <table:table-cell office:value-type="float" office:value="2185.66455403974">
                <text:p>2185.66455403974</text:p>
              </table:table-cell>
              <table:table-cell office:value-type="float" office:value="4291.10421912095">
                <text:p>4291.10421912095</text:p>
              </table:table-cell>
              <table:table-cell office:value-type="float" office:value="3561.96709632895">
                <text:p>3561.96709632895</text:p>
              </table:table-cell>
              <table:table-cell office:value-type="float" office:value="4133.16222041741">
                <text:p>4133.16222041741</text:p>
              </table:table-cell>
            </table:table-row>
            <table:table-row>
              <table:table-cell office:value-type="string">
                <text:p>20</text:p>
              </table:table-cell>
              <table:table-cell office:value-type="float" office:value="730.661268541215">
                <text:p>730.661268541215</text:p>
              </table:table-cell>
              <table:table-cell office:value-type="float" office:value="1453.64102552921">
                <text:p>1453.64102552921</text:p>
              </table:table-cell>
              <table:table-cell office:value-type="float" office:value="1459.67235464491">
                <text:p>1459.67235464491</text:p>
              </table:table-cell>
              <table:table-cell office:value-type="float" office:value="2650.75155433444">
                <text:p>2650.75155433444</text:p>
              </table:table-cell>
              <table:table-cell office:value-type="float" office:value="2183.91036795068">
                <text:p>2183.91036795068</text:p>
              </table:table-cell>
              <table:table-cell office:value-type="float" office:value="4307.50874155055">
                <text:p>4307.50874155055</text:p>
              </table:table-cell>
              <table:table-cell office:value-type="float" office:value="2925.46714225011">
                <text:p>2925.46714225011</text:p>
              </table:table-cell>
              <table:table-cell office:value-type="float" office:value="4191.58037250575">
                <text:p>4191.58037250575</text:p>
              </table:table-cell>
            </table:table-row>
            <table:table-row>
              <table:table-cell office:value-type="string">
                <text:p>21</text:p>
              </table:table-cell>
              <table:table-cell office:value-type="float" office:value="730.556645809883">
                <text:p>730.556645809883</text:p>
              </table:table-cell>
              <table:table-cell office:value-type="float" office:value="1460.38700255568">
                <text:p>1460.38700255568</text:p>
              </table:table-cell>
              <table:table-cell office:value-type="float" office:value="1458.24728155365">
                <text:p>1458.24728155365</text:p>
              </table:table-cell>
              <table:table-cell office:value-type="float" office:value="2611.41265673372">
                <text:p>2611.41265673372</text:p>
              </table:table-cell>
              <table:table-cell office:value-type="float" office:value="2169.96936003264">
                <text:p>2169.96936003264</text:p>
              </table:table-cell>
              <table:table-cell office:value-type="float" office:value="4301.12614235222">
                <text:p>4301.12614235222</text:p>
              </table:table-cell>
              <table:table-cell office:value-type="float" office:value="2901.58898266663">
                <text:p>2901.58898266663</text:p>
              </table:table-cell>
              <table:table-cell office:value-type="float" office:value="4200.71874297692">
                <text:p>4200.718742976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